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mart Spool – 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Light Sensor for Monitoring diameter of filament</text:p>
          </table:table-cell>
        </table:table-row>
        <table:table-row table:style-name="ro1">
          <table:table-cell/>
          <table:table-cell office:value-type="string">
            <text:p>Humidity Sensor/Temp <text:s/>for Monitoring of humidity</text:p>
          </table:table-cell>
        </table:table-row>
        <table:table-row table:style-name="ro1">
          <table:table-cell/>
          <table:table-cell office:value-type="string">
            <text:p>Anti-Humidity Membrane – triggered from humidity sensor</text:p>
          </table:table-cell>
        </table:table-row>
        <table:table-row table:style-name="ro1">
          <table:table-cell/>
          <table:table-cell office:value-type="string">
            <text:p>Load cell to take reading for weight</text:p>
          </table:table-cell>
        </table:table-row>
        <table:table-row table:style-name="ro1">
          <table:table-cell/>
          <table:table-cell office:value-type="string">
            <text:p>Hall sensor for monitoring movement. <text:s/>Adjustable time to trigger “pause” sent to printer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mart Spool – U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dd log</text:p>
          </table:table-cell>
        </table:table-row>
        <table:table-row table:style-name="ro1">
          <table:table-cell/>
          <table:table-cell office:value-type="string">
            <text:p>Add capability to interface with secured 3d platform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17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tibo</meta:initial-creator>
    <meta:creation-date>2016-11-17T14:23:06.92</meta:creation-date>
    <dc:date>2016-11-17T17:27:44.20</dc:date>
    <dc:creator>raul tibo</dc:creator>
    <meta:editing-duration>PT2H49M26S</meta:editing-duration>
    <meta:editing-cycles>2</meta:editing-cycles>
    <meta:generator>OpenOffice/4.1.1$Win32 OpenOffice.org_project/411m6$Build-9775</meta:generator>
    <meta:document-statistic meta:table-count="3" meta:cell-count="9" meta:object-count="0"/>
  </office:meta>
</office:document-meta>
</file>